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7.969cm"/>
    </style:style>
    <style:style style:name="co6" style:family="table-column">
      <style:table-column-properties fo:break-before="auto" style:column-width="3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8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>
            <text:p>Durchgang</text:p>
          </table:table-cell>
          <table:table-cell table:style-name="ce2" office:value-type="string">
            <text:p>Height </text:p>
          </table:table-cell>
          <table:table-cell table:style-name="ce2" office:value-type="string">
            <text:p>Width</text:p>
          </table:table-cell>
          <table:table-cell office:value-type="string">
            <text:p>h/w</text:p>
          </table:table-cell>
          <table:table-cell office:value-type="string">
            <text:p>h*w</text:p>
          </table:table-cell>
          <table:table-cell table:style-name="Default" office:value-type="string">
            <text:p>Loss</text:p>
          </table:table-cell>
          <table:table-cell table:style-name="Default" office:value-type="string">
            <text:p>Acc</text:p>
          </table:table-cell>
          <table:table-cell office:value-type="string">
            <text:p>Ergebnis</text:p>
          </table:table-cell>
          <table:table-cell office:value-type="string">
            <text:p>Durchschnitt Loss</text:p>
          </table:table-cell>
          <table:table-cell office:value-type="string">
            <text:p>Durchschnitt Acc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table:formula="of:=[.B3]/[.C3]" office:value-type="float" office:value="1">
            <text:p>1</text:p>
          </table:table-cell>
          <table:table-cell table:formula="of:=[.B3]*[.C3]" office:value-type="float" office:value="3600">
            <text:p>3600</text:p>
          </table:table-cell>
          <table:table-cell office:value-type="string">
            <text:p>0.013564974583277944</text:p>
          </table:table-cell>
          <table:table-cell office:value-type="string">
            <text:p>0.9958333373069763</text:p>
          </table:table-cell>
          <table:table-cell table:style-name="ce4" office:value-type="string">
            <text:p>[0.013564974583277944, 0.9958333373069763]</text:p>
          </table:table-cell>
          <table:table-cell table:style-name="ce3" table:formula="of:=SUM([.F3:.F12])/10" office:value-type="float" office:value="0">
            <text:p>0,000000000000000000</text:p>
          </table:table-cell>
          <table:table-cell table:formula="of:=SUM([.G3:.G12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60">
            <text:p>60</text:p>
          </table:table-cell>
          <table:table-cell table:formula="of:=[.B4]/[.C4]" office:value-type="float" office:value="1">
            <text:p>1</text:p>
          </table:table-cell>
          <table:table-cell table:formula="of:=[.B4]*[.C4]" office:value-type="float" office:value="3600">
            <text:p>3600</text:p>
          </table:table-cell>
          <table:table-cell office:value-type="string">
            <text:p>0.019288557653817408</text:p>
          </table:table-cell>
          <table:table-cell office:value-type="string">
            <text:p>0.9950000047683716</text:p>
          </table:table-cell>
          <table:table-cell office:value-type="string">
            <text:p>[0.019288557653817408, 0.9950000047683716]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table:formula="of:=[.B5]/[.C5]" office:value-type="float" office:value="1">
            <text:p>1</text:p>
          </table:table-cell>
          <table:table-cell table:formula="of:=[.B5]*[.C5]" office:value-type="float" office:value="3600">
            <text:p>3600</text:p>
          </table:table-cell>
          <table:table-cell office:value-type="string">
            <text:p>0.019842749263625593</text:p>
          </table:table-cell>
          <table:table-cell office:value-type="string">
            <text:p>0.9933333396911621</text:p>
          </table:table-cell>
          <table:table-cell office:value-type="string">
            <text:p>[0.019842749263625593, 0.9933333396911621]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60">
            <text:p>60</text:p>
          </table:table-cell>
          <table:table-cell table:formula="of:=[.B6]/[.C6]" office:value-type="float" office:value="1">
            <text:p>1</text:p>
          </table:table-cell>
          <table:table-cell table:formula="of:=[.B6]*[.C6]" office:value-type="float" office:value="3600">
            <text:p>3600</text:p>
          </table:table-cell>
          <table:table-cell office:value-type="string">
            <text:p>0.017233193083666266</text:p>
          </table:table-cell>
          <table:table-cell office:value-type="string">
            <text:p>0.9945833384990692</text:p>
          </table:table-cell>
          <table:table-cell office:value-type="string">
            <text:p>[0.017233193083666266, 0.9945833384990692]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60">
            <text:p>60</text:p>
          </table:table-cell>
          <table:table-cell table:formula="of:=[.B7]/[.C7]" office:value-type="float" office:value="1">
            <text:p>1</text:p>
          </table:table-cell>
          <table:table-cell table:formula="of:=[.B7]*[.C7]" office:value-type="float" office:value="3600">
            <text:p>3600</text:p>
          </table:table-cell>
          <table:table-cell office:value-type="string">
            <text:p>0.039385407592635605</text:p>
          </table:table-cell>
          <table:table-cell office:value-type="string">
            <text:p>0.987916675209999</text:p>
          </table:table-cell>
          <table:table-cell office:value-type="string">
            <text:p>[0.039385407592635605, 0.987916675209999]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60">
            <text:p>60</text:p>
          </table:table-cell>
          <table:table-cell table:formula="of:=[.B8]/[.C8]" office:value-type="float" office:value="1">
            <text:p>1</text:p>
          </table:table-cell>
          <table:table-cell table:formula="of:=[.B8]*[.C8]" office:value-type="float" office:value="3600">
            <text:p>3600</text:p>
          </table:table-cell>
          <table:table-cell office:value-type="string">
            <text:p>0.07318357052281499</text:p>
          </table:table-cell>
          <table:table-cell office:value-type="string">
            <text:p>0.9666666626930237</text:p>
          </table:table-cell>
          <table:table-cell office:value-type="string">
            <text:p>[0.07318357052281499, 0.9666666626930237]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60">
            <text:p>60</text:p>
          </table:table-cell>
          <table:table-cell table:formula="of:=[.B9]/[.C9]" office:value-type="float" office:value="1">
            <text:p>1</text:p>
          </table:table-cell>
          <table:table-cell table:formula="of:=[.B9]*[.C9]" office:value-type="float" office:value="3600">
            <text:p>3600</text:p>
          </table:table-cell>
          <table:table-cell office:value-type="string">
            <text:p>0.03576837445798446</text:p>
          </table:table-cell>
          <table:table-cell office:value-type="string">
            <text:p>0.9929166734218597</text:p>
          </table:table-cell>
          <table:table-cell office:value-type="string">
            <text:p>[0.03576837445798446, 0.9929166734218597]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60">
            <text:p>60</text:p>
          </table:table-cell>
          <table:table-cell table:formula="of:=[.B10]/[.C10]" office:value-type="float" office:value="1">
            <text:p>1</text:p>
          </table:table-cell>
          <table:table-cell table:formula="of:=[.B10]*[.C10]" office:value-type="float" office:value="3600">
            <text:p>3600</text:p>
          </table:table-cell>
          <table:table-cell office:value-type="string">
            <text:p>0.023479293215496</text:p>
          </table:table-cell>
          <table:table-cell office:value-type="string">
            <text:p>0.9933333396911621</text:p>
          </table:table-cell>
          <table:table-cell office:value-type="string">
            <text:p>[0.023479293215496, 0.9933333396911621]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60">
            <text:p>60</text:p>
          </table:table-cell>
          <table:table-cell table:formula="of:=[.B11]/[.C11]" office:value-type="float" office:value="1">
            <text:p>1</text:p>
          </table:table-cell>
          <table:table-cell table:formula="of:=[.B11]*[.C11]" office:value-type="float" office:value="3600">
            <text:p>3600</text:p>
          </table:table-cell>
          <table:table-cell office:value-type="string">
            <text:p>0.04617739955428988</text:p>
          </table:table-cell>
          <table:table-cell office:value-type="string">
            <text:p>0.985833340883255</text:p>
          </table:table-cell>
          <table:table-cell office:value-type="string">
            <text:p>[0.04617739955428988, 0.985833340883255]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0">
            <text:p>60</text:p>
          </table:table-cell>
          <table:table-cell table:formula="of:=[.B12]/[.C12]" office:value-type="float" office:value="1">
            <text:p>1</text:p>
          </table:table-cell>
          <table:table-cell table:formula="of:=[.B12]*[.C12]" office:value-type="float" office:value="3600">
            <text:p>3600</text:p>
          </table:table-cell>
          <table:table-cell office:value-type="string">
            <text:p>0.020471237969195498</text:p>
          </table:table-cell>
          <table:table-cell office:value-type="string">
            <text:p>0.9958333373069763</text:p>
          </table:table-cell>
          <table:table-cell office:value-type="string">
            <text:p>[0.020471237969195498, 0.9958333373069763]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3]/[.C13]" office:value-type="float" office:value="2.06666666666667">
            <text:p>2,07</text:p>
          </table:table-cell>
          <table:table-cell table:formula="of:=[.B13]*[.C13]" office:value-type="float" office:value="7440">
            <text:p>7440</text:p>
          </table:table-cell>
          <table:table-cell office:value-type="string">
            <text:p>0.0253653168285382</text:p>
          </table:table-cell>
          <table:table-cell office:value-type="string">
            <text:p>0.992083340883255</text:p>
          </table:table-cell>
          <table:table-cell table:style-name="ce4" office:value-type="string">
            <text:p>[0.0253653168285382, 0.992083340883255] 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4]/[.C14]" office:value-type="float" office:value="2.06666666666667">
            <text:p>2,07</text:p>
          </table:table-cell>
          <table:table-cell table:formula="of:=[.B14]*[.C14]" office:value-type="float" office:value="7440">
            <text:p>7440</text:p>
          </table:table-cell>
          <table:table-cell office:value-type="string">
            <text:p>0.015816496446495874</text:p>
          </table:table-cell>
          <table:table-cell office:value-type="string">
            <text:p>0.9950000017881393</text:p>
          </table:table-cell>
          <table:table-cell office:value-type="string">
            <text:p>[0.015816496446495874, 0.9950000017881393]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5]/[.C15]" office:value-type="float" office:value="2.06666666666667">
            <text:p>2,07</text:p>
          </table:table-cell>
          <table:table-cell table:formula="of:=[.B15]*[.C15]" office:value-type="float" office:value="7440">
            <text:p>7440</text:p>
          </table:table-cell>
          <table:table-cell office:value-type="string">
            <text:p>0.01109596067108214</text:p>
          </table:table-cell>
          <table:table-cell office:value-type="string">
            <text:p>0.9979166686534882</text:p>
          </table:table-cell>
          <table:table-cell office:value-type="string">
            <text:p>[0.01109596067108214, 0.9979166686534882]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6]/[.C16]" office:value-type="float" office:value="2.06666666666667">
            <text:p>2,07</text:p>
          </table:table-cell>
          <table:table-cell table:formula="of:=[.B16]*[.C16]" office:value-type="float" office:value="7440">
            <text:p>7440</text:p>
          </table:table-cell>
          <table:table-cell office:value-type="string">
            <text:p>0.03274614613619633</text:p>
          </table:table-cell>
          <table:table-cell office:value-type="string">
            <text:p>0.988333335518837</text:p>
          </table:table-cell>
          <table:table-cell office:value-type="string">
            <text:p>[0.03274614613619633, 0.988333335518837]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7]/[.C17]" office:value-type="float" office:value="2.06666666666667">
            <text:p>2,07</text:p>
          </table:table-cell>
          <table:table-cell table:formula="of:=[.B17]*[.C17]" office:value-type="float" office:value="7440">
            <text:p>7440</text:p>
          </table:table-cell>
          <table:table-cell office:value-type="string">
            <text:p>0.04154536206042394</text:p>
          </table:table-cell>
          <table:table-cell office:value-type="string">
            <text:p>0.9900000065565109</text:p>
          </table:table-cell>
          <table:table-cell office:value-type="string">
            <text:p>[0.04154536206042394, 0.9900000065565109]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8]/[.C18]" office:value-type="float" office:value="2.06666666666667">
            <text:p>2,07</text:p>
          </table:table-cell>
          <table:table-cell table:formula="of:=[.B18]*[.C18]" office:value-type="float" office:value="7440">
            <text:p>7440</text:p>
          </table:table-cell>
          <table:table-cell office:value-type="string">
            <text:p>0.04154536206042394</text:p>
          </table:table-cell>
          <table:table-cell office:value-type="string">
            <text:p>0.9900000065565109</text:p>
          </table:table-cell>
          <table:table-cell office:value-type="string">
            <text:p>[0.04154536206042394, 0.9900000065565109]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19]/[.C19]" office:value-type="float" office:value="2.06666666666667">
            <text:p>2,07</text:p>
          </table:table-cell>
          <table:table-cell table:formula="of:=[.B19]*[.C19]" office:value-type="float" office:value="7440">
            <text:p>7440</text:p>
          </table:table-cell>
          <table:table-cell office:value-type="string">
            <text:p>0.02084555286292016</text:p>
          </table:table-cell>
          <table:table-cell office:value-type="string">
            <text:p>0.995416671037674</text:p>
          </table:table-cell>
          <table:table-cell office:value-type="string">
            <text:p>[0.02084555286292016, 0.995416671037674]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20]/[.C20]" office:value-type="float" office:value="2.06666666666667">
            <text:p>2,07</text:p>
          </table:table-cell>
          <table:table-cell table:formula="of:=[.B20]*[.C20]" office:value-type="float" office:value="7440">
            <text:p>7440</text:p>
          </table:table-cell>
          <table:table-cell office:value-type="string">
            <text:p>0.055549185766722076</text:p>
          </table:table-cell>
          <table:table-cell office:value-type="string">
            <text:p>0.9833333432674408</text:p>
          </table:table-cell>
          <table:table-cell office:value-type="string">
            <text:p>[0.055549185766722076, 0.9833333432674408]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21]/[.C21]" office:value-type="float" office:value="2.06666666666667">
            <text:p>2,07</text:p>
          </table:table-cell>
          <table:table-cell table:formula="of:=[.B21]*[.C21]" office:value-type="float" office:value="7440">
            <text:p>7440</text:p>
          </table:table-cell>
          <table:table-cell office:value-type="string">
            <text:p>0.029518141325388568</text:p>
          </table:table-cell>
          <table:table-cell office:value-type="string">
            <text:p>0.9916666746139526</text:p>
          </table:table-cell>
          <table:table-cell office:value-type="string">
            <text:p>[0.029518141325388568, 0.9916666746139526]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table:formula="of:=[.B22]/[.C22]" office:value-type="float" office:value="2.06666666666667">
            <text:p>2,07</text:p>
          </table:table-cell>
          <table:table-cell table:formula="of:=[.B22]*[.C22]" office:value-type="float" office:value="7440">
            <text:p>7440</text:p>
          </table:table-cell>
          <table:table-cell office:value-type="string">
            <text:p>0.019212499127024784</text:p>
          </table:table-cell>
          <table:table-cell office:value-type="string">
            <text:p>0.9925000071525574</text:p>
          </table:table-cell>
          <table:table-cell office:value-type="string">
            <text:p>[0.019212499127024784, 0.9925000071525574]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3]/[.C23]" office:value-type="float" office:value="1.11111111111111">
            <text:p>1,11</text:p>
          </table:table-cell>
          <table:table-cell table:formula="of:=[.B23]*[.C23]" office:value-type="float" office:value="3240">
            <text:p>3240</text:p>
          </table:table-cell>
          <table:table-cell office:value-type="string">
            <text:p>0.016212462648400105</text:p>
          </table:table-cell>
          <table:table-cell office:value-type="string">
            <text:p>0.9937500059604645</text:p>
          </table:table-cell>
          <table:table-cell office:value-type="string">
            <text:p>[0.016212462648400105, 0.9937500059604645]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4]/[.C24]" office:value-type="float" office:value="1.11111111111111">
            <text:p>1,11</text:p>
          </table:table-cell>
          <table:table-cell table:formula="of:=[.B24]*[.C24]" office:value-type="float" office:value="3240">
            <text:p>3240</text:p>
          </table:table-cell>
          <table:table-cell office:value-type="string">
            <text:p>0.06779006429715081</text:p>
          </table:table-cell>
          <table:table-cell office:value-type="string">
            <text:p>0.9812500059604645</text:p>
          </table:table-cell>
          <table:table-cell office:value-type="string">
            <text:p>[0.06779006429715081, 0.9812500059604645]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5]/[.C25]" office:value-type="float" office:value="1.11111111111111">
            <text:p>1,11</text:p>
          </table:table-cell>
          <table:table-cell table:formula="of:=[.B25]*[.C25]" office:value-type="float" office:value="3240">
            <text:p>3240</text:p>
          </table:table-cell>
          <table:table-cell office:value-type="string">
            <text:p>0.007024777648621239</text:p>
          </table:table-cell>
          <table:table-cell office:value-type="string">
            <text:p>0.9970833361148834</text:p>
          </table:table-cell>
          <table:table-cell office:value-type="string">
            <text:p>[0.007024777648621239, 0.9970833361148834]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6]/[.C26]" office:value-type="float" office:value="1.11111111111111">
            <text:p>1,11</text:p>
          </table:table-cell>
          <table:table-cell table:formula="of:=[.B26]*[.C26]" office:value-type="float" office:value="3240">
            <text:p>3240</text:p>
          </table:table-cell>
          <table:table-cell office:value-type="string">
            <text:p>0.013016400518245064</text:p>
          </table:table-cell>
          <table:table-cell office:value-type="string">
            <text:p>0.995416671037674</text:p>
          </table:table-cell>
          <table:table-cell office:value-type="string">
            <text:p>[0.013016400518245064, 0.995416671037674]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7]/[.C27]" office:value-type="float" office:value="1.11111111111111">
            <text:p>1,11</text:p>
          </table:table-cell>
          <table:table-cell table:formula="of:=[.B27]*[.C27]" office:value-type="float" office:value="3240">
            <text:p>3240</text:p>
          </table:table-cell>
          <table:table-cell table:style-name="Default" table:number-columns-repeated="2"/>
          <table:table-cell office:value-type="string">
            <text:p>[0.03600344652804779, 0.9925000071525574]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8]/[.C28]" office:value-type="float" office:value="1.11111111111111">
            <text:p>1,11</text:p>
          </table:table-cell>
          <table:table-cell table:formula="of:=[.B28]*[.C28]" office:value-type="float" office:value="3240">
            <text:p>324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29]/[.C29]" office:value-type="float" office:value="1.11111111111111">
            <text:p>1,11</text:p>
          </table:table-cell>
          <table:table-cell table:formula="of:=[.B29]*[.C29]" office:value-type="float" office:value="3240">
            <text:p>324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30]/[.C30]" office:value-type="float" office:value="1.11111111111111">
            <text:p>1,11</text:p>
          </table:table-cell>
          <table:table-cell table:formula="of:=[.B30]*[.C30]" office:value-type="float" office:value="3240">
            <text:p>324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31]/[.C31]" office:value-type="float" office:value="1.11111111111111">
            <text:p>1,11</text:p>
          </table:table-cell>
          <table:table-cell table:formula="of:=[.B31]*[.C31]" office:value-type="float" office:value="3240">
            <text:p>324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B32]/[.C32]" office:value-type="float" office:value="1.11111111111111">
            <text:p>1,11</text:p>
          </table:table-cell>
          <table:table-cell table:formula="of:=[.B32]*[.C32]" office:value-type="float" office:value="3240">
            <text:p>3240</text:p>
          </table:table-cell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28.05.2019</text:date>, <text:time>01:0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2M39S</meta:editing-duration>
    <meta:editing-cycles>6</meta:editing-cycles>
    <meta:generator>OpenOffice/4.1.5$Win32 OpenOffice.org_project/415m1$Build-9789</meta:generator>
    <dc:date>2019-05-28T01:01:13.23</dc:date>
    <dc:creator>Pit-Aurel Ehlers</dc:creator>
    <meta:document-statistic meta:table-count="3" meta:cell-count="235" meta:object-count="0"/>
    <meta:user-defined meta:name="Info 1"/>
    <meta:user-defined meta:name="Info 2"/>
    <meta:user-defined meta:name="Info 3"/>
    <meta:user-defined meta:name="Info 4"/>
  </office:meta>
</office:document-meta>
</file>